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  <style:style style:name="ce7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3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ext-properties fo:font-size="12pt" fo:language="none" fo:country="none" style:font-name-asian="Segoe UI" style:font-size-asian="6.80000019073486pt" style:language-asian="none" style:country-asian="none" style:font-name-complex="Tahoma" style:font-size-complex="6.80000019073486pt" style:language-complex="none" style:country-complex="none"/>
    </style:style>
  </office:automatic-styles>
  <office:body>
    <office:spreadsheet>
      <table:table table:name="Planilha1" table:style-name="ta1">
        <table:table-column table:style-name="co1" table:default-cell-style-name="ce7"/>
        <table:table-column table:style-name="co1" table:number-columns-repeated="2" table:default-cell-style-name="ce8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producao</text:p>
          </table:table-cell>
          <table:table-cell table:style-name="Default" office:value-type="string" calcext:value-type="string">
            <text:p>disponibilidade</text:p>
          </table:table-cell>
          <table:table-cell table:style-name="Default" office:value-type="string" calcext:value-type="string">
            <text:p>tipo</text:p>
          </table:table-cell>
          <table:table-cell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31271827" calcext:value-type="float">
            <text:p>31.271.827</text:p>
          </table:table-cell>
          <table:table-cell office:value-type="float" office:value="9408526" calcext:value-type="float">
            <text:p>9.408.526</text:p>
          </table:table-cell>
          <table:table-cell office:value-type="string" calcext:value-type="string">
            <text:p>soja</text:p>
          </table:table-cell>
          <table:table-cell table:style-name="ce8"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32650425" calcext:value-type="float">
            <text:p>32.650.425</text:p>
          </table:table-cell>
          <table:table-cell office:value-type="float" office:value="9506669" calcext:value-type="float">
            <text:p>9.506.669</text:p>
          </table:table-cell>
          <table:table-cell office:value-type="string" calcext:value-type="string">
            <text:p>soja</text:p>
          </table:table-cell>
          <table:table-cell table:style-name="ce8"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32310076" calcext:value-type="float">
            <text:p>32.310.076</text:p>
          </table:table-cell>
          <table:table-cell office:value-type="float" office:value="9609533" calcext:value-type="float">
            <text:p>9.609.533</text:p>
          </table:table-cell>
          <table:table-cell office:value-type="string" calcext:value-type="string">
            <text:p>soja</text:p>
          </table:table-cell>
          <table:table-cell table:style-name="ce8"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35403507" calcext:value-type="float">
            <text:p>35.403.507</text:p>
          </table:table-cell>
          <table:table-cell office:value-type="float" office:value="9985265" calcext:value-type="float">
            <text:p>9.985.265</text:p>
          </table:table-cell>
          <table:table-cell office:value-type="string" calcext:value-type="string">
            <text:p>soja</text:p>
          </table:table-cell>
          <table:table-cell table:style-name="ce8"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36051673" calcext:value-type="float">
            <text:p>36.051.673</text:p>
          </table:table-cell>
          <table:table-cell office:value-type="float" office:value="10464882" calcext:value-type="float">
            <text:p>10.464.882</text:p>
          </table:table-cell>
          <table:table-cell office:value-type="string" calcext:value-type="string">
            <text:p>soja</text:p>
          </table:table-cell>
          <table:table-cell table:style-name="ce8"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40872194" calcext:value-type="float">
            <text:p>40.872.194</text:p>
          </table:table-cell>
          <table:table-cell office:value-type="float" office:value="11475682" calcext:value-type="float">
            <text:p>11.475.682</text:p>
          </table:table-cell>
          <table:table-cell office:value-type="string" calcext:value-type="string">
            <text:p>soja</text:p>
          </table:table-cell>
          <table:table-cell table:style-name="ce8"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45316887" calcext:value-type="float">
            <text:p>45.316.887</text:p>
          </table:table-cell>
          <table:table-cell office:value-type="float" office:value="12122515" calcext:value-type="float">
            <text:p>12.122.515</text:p>
          </table:table-cell>
          <table:table-cell office:value-type="string" calcext:value-type="string">
            <text:p>soja</text:p>
          </table:table-cell>
          <table:table-cell table:style-name="ce8"/>
        </table:table-row>
        <table:table-row table:style-name="ro2">
          <table:table-cell office:value-type="float" office:value="2017" calcext:value-type="float">
            <text:p>2017</text:p>
          </table:table-cell>
          <table:table-cell office:value-type="float" office:value="30771279" calcext:value-type="float">
            <text:p>30.771.279</text:p>
          </table:table-cell>
          <table:table-cell office:value-type="float" office:value="4789148" calcext:value-type="float">
            <text:p>4.789.148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18" calcext:value-type="float">
            <text:p>2018</text:p>
          </table:table-cell>
          <table:table-cell office:value-type="float" office:value="28263869" calcext:value-type="float">
            <text:p>28.263.869</text:p>
          </table:table-cell>
          <table:table-cell office:value-type="float" office:value="4731901" calcext:value-type="float">
            <text:p>4.731.901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19" calcext:value-type="float">
            <text:p>2019</text:p>
          </table:table-cell>
          <table:table-cell office:value-type="float" office:value="32450218" calcext:value-type="float">
            <text:p>32.450.218</text:p>
          </table:table-cell>
          <table:table-cell office:value-type="float" office:value="4876379" calcext:value-type="float">
            <text:p>4.876.379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0" calcext:value-type="float">
            <text:p>2020</text:p>
          </table:table-cell>
          <table:table-cell office:value-type="float" office:value="35450470" calcext:value-type="float">
            <text:p>35.450.470</text:p>
          </table:table-cell>
          <table:table-cell office:value-type="float" office:value="5419424" calcext:value-type="float">
            <text:p>5.419.424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float" office:value="32564859" calcext:value-type="float">
            <text:p>32.564.859</text:p>
          </table:table-cell>
          <table:table-cell office:value-type="float" office:value="5841055" calcext:value-type="float">
            <text:p>5.841.055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2" calcext:value-type="float">
            <text:p>2022</text:p>
          </table:table-cell>
          <table:table-cell office:value-type="float" office:value="43838637" calcext:value-type="float">
            <text:p>43.838.637</text:p>
          </table:table-cell>
          <table:table-cell office:value-type="float" office:value="7147152" calcext:value-type="float">
            <text:p>7.147.152</text:p>
          </table:table-cell>
          <table:table-cell office:value-type="string" calcext:value-type="string">
            <text:p>milho</text:p>
          </table:table-cell>
          <table:table-cell/>
        </table:table-row>
        <table:table-row table:style-name="ro2">
          <table:table-cell office:value-type="float" office:value="2023" calcext:value-type="float">
            <text:p>2023</text:p>
          </table:table-cell>
          <table:table-cell office:value-type="float" office:value="52504793" calcext:value-type="float">
            <text:p>52.504.793</text:p>
          </table:table-cell>
          <table:table-cell office:value-type="float" office:value="7492214" calcext:value-type="float">
            <text:p>7.492.214</text:p>
          </table:table-cell>
          <table:table-cell office:value-type="string" calcext:value-type="string">
            <text:p>milho</text:p>
          </table:table-cell>
          <table:table-cell/>
        </table:table-row>
      </table:table>
      <table:table table:name="Planilha2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 table:number-columns-spanned="6" table:number-rows-spanned="1">
            <text:p>Varivaveis retiradas do DB: (</text:p>
          </table:table-cell>
          <table:covered-table-cell table:number-columns-repeated="5"/>
        </table:table-row>
        <table:table-row table:style-name="ro1">
          <table:table-cell/>
          <table:table-cell office:value-type="string" calcext:value-type="string">
            <text:p>item/ element</text:p>
          </table:table-cell>
          <table:table-cell office:value-type="string" calcext:value-type="string">
            <text:p>unidade de medida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disponibilidade</text:p>
          </table:table-cell>
          <table:table-cell table:style-name="ce9" office:value-type="string" calcext:value-type="string">
            <text:p>área plantada</text:p>
          </table:table-cell>
          <table:table-cell office:value-type="string" calcext:value-type="string">
            <text:p>hectar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oducao</text:p>
          </table:table-cell>
          <table:table-cell table:style-name="ce7" office:value-type="string" calcext:value-type="string">
            <text:p>produção de grãos</text:p>
          </table:table-cell>
          <table:table-cell office:value-type="string" calcext:value-type="string">
            <text:p>toneladas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46">
      <number:month number:style="long"/>
      <number:text>/</number:text>
      <number:year number:style="long"/>
    </number:date-style>
    <number:date-style style:name="N147">
      <number:month/>
      <number:text>/</number:text>
      <number:year number:style="long"/>
    </number:date-style>
    <number:number-style style:name="N148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22T14:29:41.732000000</dc:date>
    <meta:editing-duration>PT7M34S</meta:editing-duration>
    <meta:editing-cycles>1</meta:editing-cycles>
    <meta:generator>LibreOffice/7.4.3.2$Windows_X86_64 LibreOffice_project/1048a8393ae2eeec98dff31b5c133c5f1d08b890</meta:generator>
    <meta:document-statistic meta:table-count="2" meta:cell-count="69" meta:object-count="0"/>
  </office:meta>
</office:document-meta>
</file>